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8400004AE45FE1647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Heading_20_1">
      <style:paragraph-properties fo:break-before="page"/>
      <style:text-properties fo:language="en" fo:country="US"/>
    </style:style>
    <style:style style:name="P7" style:family="paragraph" style:parent-style-name="Standard" style:list-style-name="L1">
      <style:text-properties fo:language="en" fo:country="US"/>
    </style:style>
    <style:style style:name="T1" style:family="text">
      <style:text-properties style:text-position="super 58%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he PyBinaryClock</text:span> <text:s/></text:p>
      <text:p text:style-name="P1"/>
      <text:p text:style-name="P1">User manual, version 2019.1</text:p>
      <text:p text:style-name="P2"/>
      <text:h text:style-name="Heading_20_1" text:outline-level="1">Introduction</text:h>
      <text:p text:style-name="Text_20_body">This is a binary clock with a specially designed circuit-board and a raspberry pi zero.</text:p>
      <text:h text:style-name="Heading_20_2" text:outline-level="2">How to read the time</text:h>
      <text:p text:style-name="Text_20_body">The clock is in binary code with each figure as a column as HH:MM:SS.</text:p>
      <text:p text:style-name="Text_20_body">A green led in the lowest row means '1' and in the next '2', '4' and '8' respectively. <text:s/>A red led means that this position is '0' and to get the correct time each figure is a sum of the positions with green leds in that row.</text:p>
      <text:p text:style-name="Text_20_body"><draw:frame draw:style-name="fr1" draw:name="grafik1" text:anchor-type="paragraph" svg:x="4.953cm" svg:y="-0.15cm" svg:width="7.214cm" svg:height="5.006cm" draw:z-index="0"><draw:image xlink:href="Pictures/200000070000668400004AE45FE16477.svm" xlink:type="simple" xlink:show="embed" xlink:actuate="onLoad"/></draw:frame></text:p>
      <text:p text:style-name="P4">Example: The time is 18:48:36</text:p>
      <text:h text:style-name="Heading_20_2" text:outline-level="2">Connections, on the backside of the raspberry pi:</text:h>
      <text:p text:style-name="P2">Power: <text:tab/>5V micro USB (phone charger)</text:p>
      <text:p text:style-name="P2">I/O:<text:tab/><text:tab/>Micro USB to USB, OTP cable for connecting keyboard/LAN/etc via USB</text:p>
      <text:p text:style-name="P2">HDMI:<text:tab/><text:tab/>Micro HDMI for a screen</text:p>
      <text:p text:style-name="P2"/>
      <text:h text:style-name="Heading_20_2" text:outline-level="2">Buttons, on the backside of the circuit-board:</text:h>
      <text:p text:style-name="P2"><text:tab/><text:tab/>'Long-press'<text:tab/><text:tab/><text:tab/><text:tab/></text:p>
      <text:p text:style-name="P2">S1:<text:tab/><text:tab/>Set WiFi-connection-mode, </text:p>
      <text:p text:style-name="P2">S2:<text:tab/><text:tab/>not used yet</text:p>
      <text:p text:style-name="P2">S3:<text:tab/><text:tab/>not used yet</text:p>
      <text:p text:style-name="P2"/>
      <text:h text:style-name="P5" text:outline-level="1"/>
      <text:h text:style-name="P6" text:outline-level="1">Simple set-up of WLAN</text:h>
      <text:p text:style-name="P2">This method can be used if you have a router with a 'WPS' button. </text:p>
      <text:p text:style-name="P2"/>
      <text:list xml:id="list512122964815190321" text:style-name="L1">
        <text:list-item>
          <text:p text:style-name="P7">Start the clock and wait until a time-pattern is shown</text:p>
        </text:list-item>
        <text:list-item>
          <text:p text:style-name="P7">Press S1 for at least 3 seconds .</text:p>
        </text:list-item>
        <text:list-item>
          <text:p text:style-name="P7">The display switch to 'WPS-connection-mode' (all yellow for a short time) and starts to count by lighting one blue led at a time. </text:p>
        </text:list-item>
        <text:list-item>
          <text:p text:style-name="P7">Press the 'WPS-button' on your router for a couple of seconds. </text:p>
        </text:list-item>
        <text:list-item>
          <text:p text:style-name="P7">When the connection is established (it can take a minute), a led turns green and the the clock starts with the correct time for central European time. </text:p>
        </text:list-item>
        <text:list-item>
          <text:p text:style-name="P7">The battery powered real-time clock is now also set to the correct time.</text:p>
        </text:list-item>
      </text:list>
      <text:p text:style-name="P2"/>
      <text:p text:style-name="P2"/>
      <text:p text:style-name="P2"/>
      <text:p text:style-name="P2"/>
      <text:p text:style-name="P2"/>
      <text:p text:style-name="Standard"><text:span text:style-name="T3">Github project page: </text:span><text:a xlink:type="simple" xlink:href="https://github.com/teddycool/BinaryClock" text:style-name="Internet_20_link" text:visited-style-name="Visited_20_Internet_20_Link">https://github.com/teddycool/BinaryClock</text:a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2T20:17:30.29</meta:creation-date>
    <dc:date>2019-05-19T16:37:29.09</dc:date>
    <meta:editing-duration>P4DT19H14M30S</meta:editing-duration>
    <meta:editing-cycles>17</meta:editing-cycles>
    <meta:generator>OpenOffice/4.1.4$Win32 OpenOffice.org_project/414m5$Build-9788</meta:generator>
    <meta:print-date>2019-05-08T18:45:07.63</meta:print-date>
    <meta:document-statistic meta:table-count="0" meta:image-count="1" meta:object-count="0" meta:page-count="2" meta:paragraph-count="26" meta:word-count="264" meta:character-count="1468"/>
  </office:meta>
</office:document-meta>
</file>